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900000019FB83E2BB.png" manifest:media-type="image/png"/>
  <manifest:file-entry manifest:full-path="Pictures/100003C100000AD90000029CCF6EA62D.svg" manifest:media-type="image/svg+xml"/>
  <manifest:file-entry manifest:full-path="Pictures/100002010000008B0000003408B08C6F.png" manifest:media-type="image/png"/>
  <manifest:file-entry manifest:full-path="Pictures/1000030400000E5500000567B1CC0C18.svg" manifest:media-type="image/svg+xml"/>
  <manifest:file-entry manifest:full-path="Pictures/10000201000000EF000000F215A65A45.png" manifest:media-type="image/png"/>
  <manifest:file-entry manifest:full-path="Pictures/10000201000000E400000082D60A7B7D.png" manifest:media-type="image/png"/>
  <manifest:file-entry manifest:full-path="Pictures/10001BE00000178E00000D6E17C2C1A1.svg" manifest:media-type="image/svg+xml"/>
  <manifest:file-entry manifest:full-path="Pictures/10000201000000A00000009E0BDC7639.png" manifest:media-type="image/png"/>
  <manifest:file-entry manifest:full-path="Pictures/100015D4000010810000105453E07344.svg" manifest:media-type="image/svg+xml"/>
  <manifest:file-entry manifest:full-path="Pictures/10000201000000E400000082BA995B93.png" manifest:media-type="image/png"/>
  <manifest:file-entry manifest:full-path="Pictures/10001BBC0000178E00000D6EC1EB363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12cm" fo:min-width="0cm"/>
    </style:style>
    <style:style style:name="gr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0084d1" draw:textarea-horizontal-align="justify" draw:textarea-vertical-align="middle" draw:auto-grow-height="false"/>
    </style:style>
    <style:style style:name="gr7" style:family="graphic" style:parent-style-name="standard">
      <style:graphic-properties svg:stroke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g>
          <draw:frame draw:style-name="gr1" draw:text-style-name="P1" draw:layer="layout" svg:width="6.8cm" svg:height="3.877cm" svg:x="0.9cm" svg:y="6.323cm">
            <draw:image xlink:href="Pictures/10001BBC0000178E00000D6EC1EB3634.svg" xlink:type="simple" xlink:show="embed" xlink:actuate="onLoad">
              <text:p/>
            </draw:image>
            <draw:image xlink:href="Pictures/10000201000000E400000082BA995B93.png" xlink:type="simple" xlink:show="embed" xlink:actuate="onLoad"/>
          </draw:frame>
          <draw:frame draw:style-name="gr2" draw:layer="layout" svg:width="4.409cm" svg:height="2.384cm" svg:x="1.9cm" svg:y="6.839cm">
            <draw:text-box>
              <text:p text:style-name="P1">KLIENT</text:p>
              <text:p text:style-name="P1">Przeglądarka </text:p>
              <text:p text:style-name="P1">internetowa</text:p>
            </draw:text-box>
          </draw:frame>
        </draw:g>
        <draw:frame draw:style-name="gr1" draw:text-style-name="P1" draw:layer="layout" svg:width="17.355cm" svg:height="14.6cm" svg:x="8.5cm" svg:y="0.5cm">
          <draw:image xlink:href="Pictures/100015D4000010810000105453E07344.svg" xlink:type="simple" xlink:show="embed" xlink:actuate="onLoad">
            <text:p/>
          </draw:image>
          <draw:image xlink:href="Pictures/10000201000000A00000009E0BDC7639.png" xlink:type="simple" xlink:show="embed" xlink:actuate="onLoad"/>
        </draw:frame>
        <draw:frame draw:style-name="gr3" draw:text-style-name="P2" draw:layer="layout" svg:width="3.177cm" svg:height="1.204cm" svg:x="19.023cm" svg:y="2.396cm">
          <draw:text-box>
            <text:p text:style-name="P2"><text:span text:style-name="T1">Django</text:span></text:p>
          </draw:text-box>
        </draw:frame>
        <draw:g>
          <draw:frame draw:style-name="gr1" draw:text-style-name="P1" draw:layer="layout" svg:width="3.508cm" svg:height="2cm" svg:x="17.892cm" svg:y="4.4cm">
            <draw:image xlink:href="Pictures/10001BE00000178E00000D6E17C2C1A1.svg" xlink:type="simple" xlink:show="embed" xlink:actuate="onLoad">
              <text:p/>
            </draw:image>
            <draw:image xlink:href="Pictures/10000201000000E400000082D60A7B7D.png" xlink:type="simple" xlink:show="embed" xlink:actuate="onLoad"/>
          </draw:frame>
          <draw:frame draw:style-name="gr2" draw:layer="layout" svg:width="2.475cm" svg:height="0.962cm" svg:x="18.325cm" svg:y="4.738cm">
            <draw:text-box>
              <text:p>Python</text:p>
            </draw:text-box>
          </draw:frame>
        </draw:g>
        <draw:g>
          <draw:frame draw:style-name="gr1" draw:text-style-name="P1" draw:layer="layout" svg:width="3.729cm" svg:height="3.1cm" svg:x="11.971cm" svg:y="8.2cm">
            <draw:image xlink:href="Pictures/10001BE00000178E00000D6E17C2C1A1.svg" xlink:type="simple" xlink:show="embed" xlink:actuate="onLoad">
              <text:p/>
            </draw:image>
            <draw:image xlink:href="Pictures/10000201000000E400000082D60A7B7D.png" xlink:type="simple" xlink:show="embed" xlink:actuate="onLoad"/>
          </draw:frame>
          <draw:frame draw:style-name="gr2" draw:text-style-name="P1" draw:layer="layout" svg:width="2.754cm" svg:height="1.673cm" svg:x="12.399cm" svg:y="8.7cm">
            <draw:text-box>
              <text:p text:style-name="P1">URL </text:p>
              <text:p text:style-name="P1">resolver</text:p>
            </draw:text-box>
          </draw:frame>
        </draw:g>
        <draw:g>
          <draw:frame draw:style-name="gr1" draw:text-style-name="P1" draw:layer="layout" svg:width="3.149cm" svg:height="1.795cm" svg:x="12cm" svg:y="4.505cm">
            <draw:image xlink:href="Pictures/10001BE00000178E00000D6E17C2C1A1.svg" xlink:type="simple" xlink:show="embed" xlink:actuate="onLoad">
              <text:p/>
            </draw:image>
            <draw:image xlink:href="Pictures/10000201000000E400000082D60A7B7D.png" xlink:type="simple" xlink:show="embed" xlink:actuate="onLoad"/>
          </draw:frame>
          <draw:frame draw:style-name="gr4" draw:layer="layout" svg:width="2.263cm" svg:height="0.962cm" svg:x="12.349cm" svg:y="4.743cm">
            <draw:text-box>
              <text:p>Widok</text:p>
            </draw:text-box>
          </draw:frame>
        </draw:g>
        <draw:g>
          <draw:frame draw:style-name="gr1" draw:text-style-name="P1" draw:layer="layout" svg:width="3.2cm" svg:height="1.824cm" svg:x="18cm" svg:y="8.8cm">
            <draw:image xlink:href="Pictures/10001BE00000178E00000D6E17C2C1A1.svg" xlink:type="simple" xlink:show="embed" xlink:actuate="onLoad">
              <text:p/>
            </draw:image>
            <draw:image xlink:href="Pictures/10000201000000E400000082D60A7B7D.png" xlink:type="simple" xlink:show="embed" xlink:actuate="onLoad"/>
          </draw:frame>
          <draw:frame draw:style-name="gr2" draw:layer="layout" svg:width="1.984cm" svg:height="0.962cm" svg:x="18.516cm" svg:y="9.138cm">
            <draw:text-box>
              <text:p>ORM</text:p>
            </draw:text-box>
          </draw:frame>
        </draw:g>
        <draw:g>
          <draw:frame draw:style-name="gr1" draw:text-style-name="P1" draw:layer="layout" svg:width="3.211cm" svg:height="3.251cm" svg:x="24.9cm" svg:y="8.149cm">
            <draw:image xlink:href="Pictures/10000201000000EF000000F215A65A45.png" xlink:type="simple" xlink:show="embed" xlink:actuate="onLoad">
              <text:p/>
            </draw:image>
          </draw:frame>
          <draw:frame draw:style-name="gr2" draw:layer="layout" svg:width="1.946cm" svg:height="0.962cm" svg:x="25.6cm" svg:y="8.187cm">
            <draw:text-box>
              <text:p>Baza</text:p>
            </draw:text-box>
          </draw:frame>
          <draw:frame draw:style-name="gr2" draw:layer="layout" svg:width="2.542cm" svg:height="0.962cm" svg:x="25.3cm" svg:y="9.287cm">
            <draw:text-box>
              <text:p>danych</text:p>
            </draw:text-box>
          </draw:frame>
        </draw:g>
        <draw:frame draw:style-name="gr2" draw:text-style-name="P1" draw:layer="layout" svg:width="3.491cm" svg:height="1.673cm" svg:x="14.7cm" svg:y="3.427cm">
          <draw:text-box>
            <text:p text:style-name="P1">Logika</text:p>
            <text:p text:style-name="P1">biznesowa</text:p>
          </draw:text-box>
        </draw:frame>
        <draw:frame draw:style-name="gr5" draw:text-style-name="P1" draw:layer="layout" svg:width="5.464cm" svg:height="2.058cm" draw:transform="skewX (-0.000523598775598311) rotate (2.81957940659684) translate (11.583cm 12.682cm)">
          <draw:image xlink:href="Pictures/1000030400000E5500000567B1CC0C18.svg" xlink:type="simple" xlink:show="embed" xlink:actuate="onLoad">
            <text:p/>
          </draw:image>
          <draw:image xlink:href="Pictures/100002010000008B0000003408B08C6F.png" xlink:type="simple" xlink:show="embed" xlink:actuate="onLoad"/>
        </draw:frame>
        <draw:frame draw:style-name="gr1" draw:text-style-name="P1" draw:layer="layout" svg:width="2.5cm" svg:height="0.667cm" draw:transform="rotate (-1.5707963267949) translate (13.867cm 5.956cm)">
          <draw:image xlink:href="Pictures/100003C100000AD90000029CCF6EA62D.svg" xlink:type="simple" xlink:show="embed" xlink:actuate="onLoad">
            <text:p/>
          </draw:image>
          <draw:image xlink:href="Pictures/100002010000006900000019FB83E2BB.png" xlink:type="simple" xlink:show="embed" xlink:actuate="onLoad"/>
        </draw:frame>
        <draw:frame draw:style-name="gr1" draw:text-style-name="P1" draw:layer="layout" svg:width="3.668cm" svg:height="1.382cm" svg:x="21.1cm" svg:y="7.918cm">
          <draw:image xlink:href="Pictures/1000030400000E5500000567B1CC0C18.svg" xlink:type="simple" xlink:show="embed" xlink:actuate="onLoad">
            <text:p/>
          </draw:image>
          <draw:image xlink:href="Pictures/100002010000008B0000003408B08C6F.png" xlink:type="simple" xlink:show="embed" xlink:actuate="onLoad"/>
        </draw:frame>
        <draw:frame draw:style-name="gr1" draw:text-style-name="P1" draw:layer="layout" svg:width="3.668cm" svg:height="1.382cm" draw:transform="rotate (-3.14159265358979) translate (24.8cm 11.4cm)">
          <draw:image xlink:href="Pictures/1000030400000E5500000567B1CC0C18.svg" xlink:type="simple" xlink:show="embed" xlink:actuate="onLoad">
            <text:p/>
          </draw:image>
          <draw:image xlink:href="Pictures/100002010000008B0000003408B08C6F.png" xlink:type="simple" xlink:show="embed" xlink:actuate="onLoad"/>
        </draw:frame>
        <draw:custom-shape draw:style-name="gr6" draw:text-style-name="P1" draw:layer="layout" svg:width="3.1cm" svg:height="0.6cm" svg:x="14.9cm" svg:y="5cm">
          <text:p/>
          <draw:enhanced-geometry svg:viewBox="0 0 21600 21600" draw:text-areas="?f5 ?f1 ?f6 ?f3" draw:type="left-right-arrow" draw:modifiers="3343.43760077394 6109.8169717138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4.228cm" svg:height="0.8cm" draw:transform="rotate (-0.666541241336634) translate (15.077cm 5.857cm)">
          <text:p/>
          <draw:enhanced-geometry svg:viewBox="0 0 21600 21600" draw:text-areas="?f5 ?f1 ?f6 ?f3" draw:type="left-right-arrow" draw:modifiers="3279.07306691889 6606.74157303371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layer="layout" svg:width="2.013cm" svg:height="0.962cm" draw:transform="rotate (-0.674918821746207) translate (16.427cm 6.198cm)">
          <draw:text-box>
            <text:p>Dane</text:p>
          </draw:text-box>
        </draw:frame>
        <draw:frame draw:style-name="gr2" draw:layer="layout" svg:width="2.788cm" svg:height="0.962cm" svg:x="6.612cm" svg:y="11.5cm">
          <draw:text-box>
            <text:p>Żądanie</text:p>
          </draw:text-box>
        </draw:frame>
        <draw:frame draw:style-name="gr5" draw:text-style-name="P1" draw:layer="layout" svg:width="5.464cm" svg:height="2.058cm" draw:transform="skewX (-0.000523598775598311) rotate (0.184655834861) translate (6.55cm 4.303cm)">
          <draw:image xlink:href="Pictures/1000030400000E5500000567B1CC0C18.svg" xlink:type="simple" xlink:show="embed" xlink:actuate="onLoad">
            <text:p/>
          </draw:image>
          <draw:image xlink:href="Pictures/100002010000008B0000003408B08C6F.png" xlink:type="simple" xlink:show="embed" xlink:actuate="onLoad"/>
        </draw:frame>
        <draw:frame draw:style-name="gr2" draw:layer="layout" svg:width="3.669cm" svg:height="0.962cm" svg:x="5.931cm" svg:y="3.038cm">
          <draw:text-box>
            <text:p>Odpowiedź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01:25:32.700572181</meta:creation-date>
    <dc:date>2016-01-15T02:11:47.002922399</dc:date>
    <meta:editing-duration>PT15M47S</meta:editing-duration>
    <meta:editing-cycles>2</meta:editing-cycles>
    <meta:generator>LibreOffice/4.2.8.2$Linux_X86_64 LibreOffice_project/420m0$Build-2</meta:generator>
    <meta:document-statistic meta:object-count="32"/>
  </office:meta>
</office:document-meta>
</file>